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3" style:family="paragraph" style:parent-style-name="Standard" style:master-page-name="">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style:text-properties fo:font-size="14pt" fo:font-weight="bold" officeooo:rsid="012aab92" officeooo:paragraph-rsid="0135aeb8" style:font-size-asian="14pt" style:font-weight-asian="bold" style:font-size-complex="14pt" style:font-weight-complex="bold"/>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text-properties fo:font-size="11pt" fo:font-weight="normal" officeooo:paragraph-rsid="005dd3be" style:font-size-asian="11pt" style:font-weight-asian="normal" style:font-size-complex="11pt" style:font-weight-complex="normal"/>
    </style:style>
    <style:style style:name="P7" style:family="paragraph" style:parent-style-name="Standard">
      <style:text-properties fo:font-size="11pt" fo:font-weight="normal" officeooo:paragraph-rsid="01393abe" style:font-size-asian="11pt" style:font-weight-asian="normal" style:font-size-complex="11pt" style:font-weight-complex="normal"/>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248"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249"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250"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251"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252" style:family="text">
      <style:text-properties style:text-line-through-style="none" style:text-line-through-type="none" style:text-position="0% 100%" fo:font-size="11pt" officeooo:rsid="00cf0d83" style:font-size-asian="9.60000038146973pt" style:font-size-complex="11pt"/>
    </style:style>
    <style:style style:name="T253"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254"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255"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256"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257" style:family="text">
      <style:text-properties style:text-line-through-style="none" style:text-line-through-type="none" style:text-position="0% 100%" officeooo:rsid="00c8c707"/>
    </style:style>
    <style:style style:name="T258" style:family="text">
      <style:text-properties style:text-line-through-style="none" style:text-line-through-type="none" style:text-position="0% 100%" fo:font-style="normal" style:font-style-asian="normal" style:font-style-complex="normal"/>
    </style:style>
    <style:style style:name="T259"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260"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261"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262"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263"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264"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265"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266"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267"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268"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269"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270"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271"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272"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275" style:family="text">
      <style:text-properties officeooo:rsid="0124d764"/>
    </style:style>
    <style:style style:name="T276" style:family="text">
      <style:text-properties fo:font-weight="normal" style:font-weight-asian="normal" style:font-weight-complex="normal"/>
    </style:style>
    <style:style style:name="T277" style:family="text">
      <style:text-properties fo:font-weight="normal" officeooo:rsid="00595f0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7">22/02/2021</text:span><text:span text:style-name="T64"><text:line-break/></text:span><text:span text:style-name="T276">BIOTECNOLOGIA *QUORN (single cell proteins)*</text:span></text:p>
      <text:p text:style-name="P5">Tecnologia che ha a che fare con un microorganismo (batteri, funghi, lieviti).<text:line-break/>Obiettivo: produrre il microorganismo stesso (lo produco per farlo poi lavorare, come i lieviti) o produrre quel microorganismo per fare reazioni chimiche.</text:p>
      <text:p text:style-name="P5">Lieviti: funghi unicellulari, sono in grado di degradare una serie di substrati che altri organismi non sono in grado di fare.</text:p>
      <text:p text:style-name="P5">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7">Microorganismo pacchetto proteico (50% della cellula è fatta da proteine).<text:line-break/>Antibiotico prodotto solo nella fase premorte dell’organismo.</text:p>
      <text:p text:style-name="P5">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5">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5">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275">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text:span><text:soft-page-break/><text:span text:style-name="T39">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oft-page-break/><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261">80°C ma possono essere a condizioni diverse perché la conservazione dei vari microorganismi ha T diverse), </text:span><text:span text:style-name="T262">d</text:span><text:span text:style-name="T261">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262">Abbiamo a che fare con oggetti che esistono a P e T ambiente, tutto quello che può fare danno come trattamento con solvente o con temperature vanno pensati ad hoc. Verranno studiati caso per caso. <text:line-break/></text:span><text:span text:style-name="T263">Prodotti che impattano l’umano (food, farmaceutica, cosmesi ecc). Bisogna dunque giustificare la tracciabilità del sistema e garantire un controllo di qualità rigoroso, </text:span><text:span text:style-name="T264">non ci devono essere residui di produzione o residui di substrato.<text:line-break/>Nel caso dei processi biotecnologici bisogna fare il trattamento di tutto ciò che deriva dallo scarto come ricircolo.<text:line-break/><text:line-break/></text:span><text:span text:style-name="T265">Un bioprocesso o fermentazione (bioprocesso che tiene conto </text:span><text:span text:style-name="T266">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text:span><text:span text:style-name="T269">e</text:span><text:span text:style-name="T266"> (fase di crescita), idio-fase (fase stazionaria della biomassa) e bisogna cercare di massimizzare la produzione. </text:span><text:span text:style-name="T267">Alla fine il successo di un bioprocesso ci sarà soltanto quando tutte queste cose potranno essere messe assieme nel modo più efficiente che ci sia. <text:line-break/></text:span><text:span text:style-name="T268"><text:line-break/>I processi produttivi sono tutti molto simili, diversi saranno i prodotti ma alla fine i reagenti sono quasi sempre gli stessi </text:span><text:soft-page-break/><text:span text:style-name="T268">(ovviamente il microorganismo è diverso in base al prodotto). Tutti i processi partono da un substrato che viene messo a contatto con il microorganismo, da questo contatto (con anche eventualmente O</text:span><text:span text:style-name="T270">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text:line-break/>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oft-page-break/><text:span text:style-name="T90">-</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251">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oft-page-break/><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text:span><text:soft-page-break/><text:span text:style-name="T129">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271">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text:span text:style-name="T65">MEZZO DI </text:span><text:span text:style-name="T257">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text:span><text:soft-page-break/><text:span text:style-name="T66">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252">costanza</text:span><text:span text:style-name="T161"> della composizione, nel caso degli scarti altrui avremo una </text:span><text:span text:style-name="T253">variabilità delle impurezze</text:span><text:span text:style-name="T161"> (se scarti di origine agricola come patate avranno ad esempio la buccia), un alt</text:span><text:span text:style-name="T162">r</text:span><text:span text:style-name="T161">o problema è il </text:span><text:span text:style-name="T253">contenuto elevato di acqua</text:span><text:span text:style-name="T171">,</text:span><text:span text:style-name="T253"> </text:span><text:span text:style-name="T171">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2">contenuta sia sempre nella stessa quantità del materiale di partenza.<text:line-break/>Se in partenza abbiamo una costanza questo aiuta in quanto possiamo stabilire una ricetta con meno analisi.<text:line-break/>Se lo scarto è di origine agricolo inoltre è </text:span><text:span text:style-name="T254">stagionale</text:span><text:span text:style-name="T172">, es barbabietole da zucchero solo in estate, potrebbe dunque essere molto </text:span><text:span text:style-name="T254">variabile</text:span><text:span text:style-name="T172">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3">Il mezzo di fermentazione deve contenere </text:span><text:span text:style-name="T174">alcuni elementi chimici: carbonio, idrogeno, ossigeno, azoto, fosforo e un po’ di microelementi come zinco, ferro, cobalto e un po’ di metalli siccome stanno nei mitocondri (scambio di elettroni durante la <text:s/>respirazione). </text:span><text:span text:style-name="T175">Le percentuali </text:span><text:span text:style-name="T176">del mezzo degli elementi presenti dipendono dal microorganismo, </text:span><text:span text:style-name="T177">devo dargli ciò che gli serve per costruire se stesso </text:span><text:span text:style-name="T178">e questo lo capisco dalla composizione chimica di cui è fatto (tramite analisi idrogeno azoto <text:s/>che è un analisi per combustione). </text:span><text:span text:style-name="T179">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text:span><text:span text:style-name="T180">dovremo mettere una serie di aggiunte, se sto facendo un processo fermentativo dovrò mettere tutte quelle cose che lo porteranno nella fase di crescita o premorte ecc… <text:line-break/></text:span><text:span text:style-name="T181">Il microorganismo può crescere su terreni diversi, ad esempio uno dei modi è spezzettare terreni solidi, inocularli e farli crescere lì (dovremo ammollarli, aggiungere O2 ecc), avremo però bisogno di molto spazio </text:span><text:span text:style-name="T183">(problema di superficie)</text:span><text:span text:style-name="T181">; </text:span><text:span text:style-name="T183">i</text:span><text:span text:style-name="T181"> </text:span><text:span text:style-name="T183">m</text:span><text:span text:style-name="T182">ezzi di coltura liquidi sono preferibili perché richiedono meno spazio. </text:span><text:span text:style-name="T183"><text:line-break/>La fermentazione sommersa a substrato liquido consente i vantaggi maggiori.<text:line-break/><text:line-break/>Fonte primaria: </text:span><text:span text:style-name="T247">CARBONIO</text:span><text:span text:style-name="T183">.<text:line-break/>Lo prendo dal glucosio, i carboidrati (amidi o cellulosi) sono fantastici ma devono essere spezzettati a glucosio.</text:span><text:span text:style-name="T172"><text:line-break/></text:span><text:span text:style-name="T183">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6">Svantaggi </text:span><text:span text:style-name="T184">idrocarburi: manca l’ossigeno e </text:span><text:span text:style-name="T185">non </text:span><text:span text:style-name="T184">sono solubili in acqua. </text:span><text:span text:style-name="T186">Pro: se ho scarti di idrocarburi (scarti di raffineria) e ho mezzi per degradarli posso usarli nel fermentatori. </text:span></text:p>
      <text:p text:style-name="Standard"><text:span text:style-name="T186">L’</text:span><text:span text:style-name="T170">ossigeno è molto poco solubile in acqua, i microorganismi che respirano che fanno Krebs hanno bisogno dell’ossigeno gassoso. </text:span><text:span text:style-name="T187">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272">2</text:span><text:span text:style-name="T187"> + H</text:span><text:span text:style-name="T272">2</text:span><text:span text:style-name="T187">O), nel caso degli idrocarburi </text:span><text:span text:style-name="T188">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text:span><text:soft-page-break/><text:span text:style-name="T188">scarti oppure per scopi ambientali. <text:line-break/></text:span><text:span text:style-name="T189">Nelle condizioni aerobi specifiche 1 g di glucosio produce 0.5 di cellule secche, è un rapporto che va mantenuto<text:line-break/><text:line-break/></text:span><text:span text:style-name="T248">AZOTO<text:line-break/></text:span><text:span text:style-name="T190">Bisogna rispettare i rapporti: nei batteri ho 12.5% <text:s/>di azoto dunque per produrre 5 g di batteri ci vogliono 625 mg di N.<text:line-break/></text:span><text:span text:style-name="T191">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2">Possiamo mettere anche ammoniaca gassosa che a contatto con acqua diventa ammonio.<text:line-break/><text:line-break/></text:span><text:span text:style-name="T249">MINERALI</text:span><text:span text:style-name="T19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3">Se non ci sono l’enzima non funziona e dunque l’organismo cresce male. <text:line-break/><text:line-break/></text:span><text:span text:style-name="T250">FATTORI DI CRESCITA<text:line-break/></text:span><text:span text:style-name="T193">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4">ma che sono necessari per la sua crescita.<text:line-break/>I fattori di crescita sono </text:span><text:span text:style-name="T195">per esempio</text:span><text:span text:style-name="T194"> vitamina B, B</text:span><text:span text:style-name="T273">2</text:span><text:span text:style-name="T194">, B</text:span><text:span text:style-name="T273">6</text:span><text:span text:style-name="T194">, B</text:span><text:span text:style-name="T273">12</text:span><text:span text:style-name="T194">, nicotinammide, acido pantotenico e sono contenuti in scarti di riso, scarti di lieviti, cereali, scarti dal trattamento di carne in particolare di fegato </text:span><text:span text:style-name="T195">o liquido ottenuto dopo la penicillina. </text:span><text:span text:style-name="T192"><text:line-break/><text:line-break/></text:span><text:span text:style-name="T196">08/03/2021<text:line-break/></text:span><text:span text:style-name="T197">FERMENTATORE o BIOREATTORE, </text:span><text:span text:style-name="T198">posto in cui le cellule possono espletare le loro funzioni, va progettato ad hoc per la tipologia di processo, prodotto e del microorganismo che sto considerando. </text:span><text:span text:style-name="T199">Dobbiamo mantenere omogeneità di cibo per una biomassa che è in crescita. </text:span><text:span text:style-name="T200">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text:span><text:span text:style-name="T232">as</text:span><text:span text:style-name="T200">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1">Considerazioni riprodotte sui vari livelli di scalatura. </text:span><text:span text:style-name="T202">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3">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4">Configurazione del processo equivale ad un problema trifasico </text:span><text:span text:style-name="T205">con una complicazione </text:span><text:span text:style-name="T206">data dai</text:span><text:span text:style-name="T205"> reagenti.<text:line-break/></text:span><text:span text:style-name="T207">Di solito c’è un catalizzatore e poi ci sono i reagenti. C’è un solido, c’è un liquido e c’è un gas. </text:span><text:span text:style-name="T208">Il processo biotec declina una serie di cose: fase acquosa, parte preponderante </text:span><text:span text:style-name="T209">che include i reagenti (C, N, fattori di crescita ecc) e una serie di molecole che sono i prodotti (enzimi extra cellulari che la cellula secerne per degradare il substrato, prodotti di scarto cellulari, </text:span><text:soft-page-break/><text:span text:style-name="T209">prodotti escreti come etanolo, acido citrico e poi una serie di ormoni)</text:span><text:span text:style-name="T208">, e non acquosa </text:span><text:span text:style-name="T210">che può essere liquida, per esempio una serie di oli, oppure può essere gassosa o addirittura solida. <text:line-break/>Uno dei grossi problemi che si incontra nelle produzioni biotecnologi è lo spumeggiamento, </text:span><text:span text:style-name="T211">la schiuma tappa per esempio i fori d’uscita dei gas. Esistono sistemi di abbattimento delle schiume</text:span><text:span text:style-name="T212"> come sistemi meccanici o l’aggiunta di oli, alcuni antischiuma vengono mangiati dal microorganismo.<text:line-break/></text:span><text:span text:style-name="T214">Tre modi per far crescere il microorganismo nel bioreattore: </text:span><text:span text:style-name="T256">batch</text:span><text:span text:style-name="T213"> (apro, metto il substrato, chiudo</text:span><text:span text:style-name="T214">), </text:span><text:span text:style-name="T255">fed-batch</text:span><text:span text:style-name="T214">, alimento il substrato poco a poco per cercare di seguire la curva di crescita oppure </text:span><text:span text:style-name="T255">continuo</text:span><text:span text:style-name="T214">, immetto il substrato e lo estraggo in modo continuo. Processo continuo nel caso fermentativo → alimento substrato in modo continuo ed estraggo in continuo dal reattore il</text:span><text:span text:style-name="T215"> brodo di fermentazione: subs</text:span><text:span text:style-name="T214">trato non reagito, microorganismo e prodotto. Il microorganismo lo inserisco solo una volta, la semina in un reattore continuo è uguale a quella del reattore batch. </text:span><text:span text:style-name="T220">Lo metto solo una volta perché n</text:span><text:span text:style-name="T219">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4"><text:line-break/></text:span><text:span text:style-name="T216">Un reattore continuo viene selezionato pochissimo nei processi biotecnologici, si preferisce fed-batch per modulare il comportamento della crescita dell’organismo. </text:span><text:span text:style-name="T217">Nei reattori continui misuriamo un tempo di resistenza medio, la vera distribuzione di tempi di residenza ha un andamento a campana. Un problema del reattore continuo inoltre è dato dal garantire l’asepsi, è più difficile riuscire a mantenerlo. </text:span><text:span text:style-name="T219">Ennesimo problema: c</text:span><text:span text:style-name="T218">oncentrazione di wash-out, dopo un po</text:span><text:span text:style-name="T219">’</text:span><text:span text:style-name="T218">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0">Si gioca sul bilanciamento dei flussi nel caso dei reattori continui.<text:line-break/></text:span><text:span text:style-name="T221">La scelta del bioreattore è data anche dalle dimensioni del prodotto che voglio ottenere, per produzioni più piccoli si usano molto i processi continui (laboratorio: analisi cinetica o controllo). <text:line-break/></text:span><text:span text:style-name="T222">Vantaggio </text:span><text:span text:style-name="T223">processo continuo</text:span><text:span text:style-name="T222">: si riesce a mantenere costanti le cond operative, siamo in un caso stazionario ottimale, </text:span><text:span text:style-name="T223">ci risolve i problemi di cambiamento che avvengono nei processi di tipo batch.<text:line-break/><text:line-break/></text:span><text:span text:style-name="T224">PARAMETRI OPERATIVI: misurati e controllati. </text:span><text:span text:style-name="T225">Si parla di intervalli, piuttosto piccoli e stretti perché i tempi dei microorganismi sono piccoli. Il successo per ottenere una fermentazione di successo dipende da quanto sono bravo a mantenere le cond operative. </text:span><text:span text:style-name="T226">L’accumulo va evitato. <text:line-break/>I parametri operativi che devono essere considerati sono: T,P, </text:span><text:span text:style-name="T227">formulazione del mezzo, controllo della schiuma, agitazione, pH, O</text:span><text:span text:style-name="T274">2</text:span><text:span text:style-name="T227"> e CO</text:span><text:span text:style-name="T274">2 </text:span><text:span text:style-name="T227">disciolto e analisi dei gas. Le azioni che posso fare è mettere dei sensori che siano in grado di seguire i parametri. </text:span><text:span text:style-name="T228">Devo poter registrare ciò che accade nell’impianto perché in questo modo posso risalire alla fonte di eventuali problemi. </text:span><text:span text:style-name="T229">Devo controllare anche le reazioni redox, livello enzimatico oppure la composizione della biomassa, n° delle cellule e dimensioni delle cellule. </text:span><text:span text:style-name="T230">Molto spesso le sonde sono presenti e devono essere in grado di misurare in modo corretto, devono essere in grado di dare una distribuzione all’interno del reattore in più devono essere sonde che spesso sono in ambiente acquoso con pH bassi </text:span><text:span text:style-name="T231">e quindi devono riuscire a resistere in queste condizioni. Devono essere poi lavati per bene se magari prima erano utilizzati in un altro processo di fermentazione. Gli ingressi di sonde devono riuscire a resistere a queste temperature.<text:line-break/></text:span><text:span text:style-name="T233">I costi per generare e mantenere livelli di asepsi molto alti sono importanti. </text:span><text:span text:style-name="T234">I processi aerobici sono molto più per i processi di asepsi. <text:s/></text:span></text:p>
      <text:p text:style-name="P4"><text:span text:style-name="T260">B</text:span><text:span text:style-name="T259">IOECONOMY</text:span><text:span text:style-name="T258"><text:line-break/></text:span><text:span text:style-name="T235">È l’</text:span><text:span text:style-name="T170">applicazione della biotecnologia a prodotti primari che hanno a che fare con la salute e l’industria e che siano in grado a contribuire ad un miglioramento economico. <text:line-break/></text:span><text:span text:style-name="T236">TRL del prodotto che vogliamo farci finanziare è lo sviluppo </text:span><text:span text:style-name="T237">dell’idea m</text:span><text:span text:style-name="T236">isurato da 0 a 7 (0 → ho solo l’idea, 3-4 → ho fatto alcuni esperimenti e ho ottenuto dei risultati, potrebbero essere applicati a livello industriali 7→ impianto illustrativo).<text:line-break/></text:span><text:span text:style-name="T237">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8">o </text:span><text:span text:style-name="T237">ciò che è chimico </text:span><text:span text:style-name="T238">ma si intende una</text:span><text:span text:style-name="T237"> sostituzione parziale.<text:line-break/></text:span><text:span text:style-name="T238">Fare bioeconomy significa </text:span><text:span text:style-name="T239">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0">Produrre materiali sostituivi per poter poi essere degradati in modo efficiente.<text:line-break/></text:span><text:soft-page-break/><text:span text:style-name="T241">Chemical interface, molecola di partenza ottenuta per processo rinnovabile. <text:line-break/></text:span><text:span text:style-name="T242">Esempio: produzione delle olefine in un modo differente.<text:line-break/>Biorefinery: produzione </text:span><text:span text:style-name="T243">autosostenuta a partire dagli scarti delle biomasse alimentari.<text:line-break/></text:span><text:span text:style-name="T244">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3"><text:line-break/></text:span><text:span text:style-name="T245">L’obiettivo è quello di diventare competitivi rispetto all’economia del petrolio (produrre tutto ciò che produrrebbe il petrolio ma con vie biotecnologiche). <text:line-break/></text:span><text:span text:style-name="T246">Grosso sforzo: usare biomasse di SCARTO. <text:s/></text:span></text:p>
      <text:p text:style-name="P4"><text:span text:style-name="T24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8</meta:editing-cycles>
    <meta:creation-date>2021-02-22T11:22:00</meta:creation-date>
    <dc:date>2021-03-08T15:57:55.862000000</dc:date>
    <meta:editing-duration>PT3H11M20S</meta:editing-duration>
    <meta:generator>LibreOffice/7.1.0.3$Windows_x86 LibreOffice_project/f6099ecf3d29644b5008cc8f48f42f4a40986e4c</meta:generator>
    <meta:document-statistic meta:table-count="0" meta:image-count="0" meta:object-count="0" meta:page-count="11" meta:paragraph-count="13" meta:word-count="7178" meta:character-count="47827" meta:non-whitespace-character-count="40542"/>
    <meta:user-defined meta:name="AppVersion">16.0000</meta:user-defined>
    <meta:template xlink:type="simple" xlink:actuate="onRequest" xlink:title="Normal.dotm" xlink:href=""/>
  </office:meta>
</office:document-meta>
</file>